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8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2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09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29.03mm" fo:break-before="auto" style:use-optimal-row-height="true"/>
    </style:style>
    <style:style style:name="ro5" style:family="table-row">
      <style:table-row-properties style:row-height="24.47mm" fo:break-before="auto" style:use-optimal-row-height="true"/>
    </style:style>
    <style:style style:name="ro6" style:family="table-row">
      <style:table-row-properties style:row-height="24.99mm" fo:break-before="auto" style:use-optimal-row-height="true"/>
    </style:style>
    <style:style style:name="ro7" style:family="table-row">
      <style:table-row-properties style:row-height="22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language="pt" fo:country="B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54pt" fo:language="pt" fo:country="BR" style:font-size-asian="54pt" style:font-size-complex="54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5"/>
        <table:table-column table:style-name="co3" table:default-cell-style-name="ce5"/>
        <table:table-column table:style-name="co1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decode</text:p>
          </table:table-cell>
          <table:table-cell table:style-name="ce1" office:value-type="string" calcext:value-type="string">
            <text:p>execute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write PC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>
            <text:p>add, sub, mult, div, and, or, xor, nor, slt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RegWrite</text:p>
            <text:p>~ALUsrc1</text:p>
            <text:p>~ALUsrc2</text:p>
            <text:p>~MemToReg</text:p>
            <text:p>RegDst</text:p>
            <text:p>~Jumpal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sll, srl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ALUsrc1</text:span></text:p>
            <text:p><text:span text:style-name="T1">~ALUsrc2</text:span></text:p>
            <text:p><text:span text:style-name="T1">~MemToReg</text:span></text:p>
            <text:p><text:span text:style-name="T1">RegDst</text:span></text:p>
            <text:p><text:span text:style-name="T1">~Jumpal</text:span>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jr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jump</text:p>
            <text:p>jumpR</text:p>
            <text:p><text:span text:style-name="T1">~ALUsrc1</text:span></text:p>
            <text:p><text:span text:style-name="T1">~ALUsrc2</text:span></text:p>
          </table:table-cell>
        </table:table-row>
        <table:table-row table:style-name="ro4">
          <table:table-cell table:style-name="ce2" office:value-type="string" calcext:value-type="string" table:number-columns-spanned="1" table:number-rows-spanned="8">
            <text:p>I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beq</text:p>
            <text:p><text:span text:style-name="T1">~bne</text:span></text:p>
            <text:p><text:span text:style-name="T1">~ALUsrc1</text:span></text:p>
            <text:p><text:span text:style-name="T1">~ALUsrc2</text:span>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bn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beq</text:p>
            <text:p><text:span text:style-name="T1">bne</text:span></text:p>
            <text:p><text:span text:style-name="T1">~ALUsrc1</text:span></text:p>
            <text:p><text:span text:style-name="T1">~ALUsrc2</text:span>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addi,andi,ori,xori,slti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RegWrite</text:p>
            <text:p>~ALUsrc1</text:p>
            <text:p>ALUsrc2</text:p>
            <text:p><text:span text:style-name="T1">~MemToReg</text:span></text:p>
            <text:p>~RegDst</text:p>
            <text:p>~jumpal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5">
          <table:covered-table-cell table:style-name="ce1"/>
          <table:table-cell office:value-type="string" calcext:value-type="string">
            <text:p>lw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  <text:p>~ALUsrc1</text:p>
            <text:p>ALUsrc2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6">
          <table:covered-table-cell table:style-name="ce1"/>
          <table:table-cell office:value-type="string" calcext:value-type="string">
            <text:p>lb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  <text:p>~ALUsrc1</text:p>
            <text:p>ALUsrc2</text:p>
            <text:p>loadB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4">
          <table:covered-table-cell table:style-name="ce1"/>
          <table:table-cell office:value-type="string" calcext:value-type="string">
            <text:p>lbu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~MemWrite</text:p>
            <text:p>~RegWrite</text:p>
            <text:p>~ALUsrc1</text:p>
            <text:p>ALUsrc2</text:p>
            <text:p>loadB</text:p>
            <text:p>loadBU</text:p>
          </table:table-cell>
          <table:table-cell table:style-name="ce6" office:value-type="string" calcext:value-type="string">
            <text:p><text:span text:style-name="T1">~pc_en</text:span></text:p>
            <text:p><text:span text:style-name="T1">~MemWrite</text:span></text:p>
            <text:p><text:span text:style-name="T1">RegWrite</text:span></text:p>
            <text:p><text:span text:style-name="T1">MemToReg</text:span></text:p>
            <text:p><text:span text:style-name="T1">~RegDst</text:span></text:p>
            <text:p><text:span text:style-name="T1">~jumpal</text:span>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6">
          <table:covered-table-cell table:style-name="ce1"/>
          <table:table-cell office:value-type="string" calcext:value-type="string">
            <text:p>sw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MemWrite</text:p>
            <text:p>~RegWrite</text:p>
            <text:p>~ALUsrc1</text:p>
            <text:p>ALUsrc2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6">
          <table:covered-table-cell table:style-name="ce1"/>
          <table:table-cell office:value-type="string" calcext:value-type="string">
            <text:p>sb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<text:span text:style-name="T1">~pc_en</text:span></text:p>
            <text:p><text:span text:style-name="T1">~MemWrite</text:span></text:p>
            <text:p><text:span text:style-name="T1">~RegWrite</text:span></text:p>
          </table:table-cell>
          <table:table-cell table:style-name="ce6" office:value-type="string" calcext:value-type="string">
            <text:p>~pc_en</text:p>
            <text:p>MemWrite</text:p>
            <text:p>~RegWrite</text:p>
            <text:p>~ALUsrc1</text:p>
            <text:p>ALUsrc2</text:p>
            <text:p>storeB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~jump</text:p>
            <text:p>~beq</text:p>
            <text:p>~bne</text:p>
          </table:table-cell>
        </table:table-row>
        <table:table-row table:style-name="ro7">
          <table:table-cell table:style-name="ce2" office:value-type="string" calcext:value-type="string" table:number-columns-spanned="1" table:number-rows-spanned="2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~RegWrite</text:p>
            <text:p>jump</text:p>
            <text:p>~jumpR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jal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office:value-type="string" calcext:value-type="string">
            <text:p>~pc_en</text:p>
            <text:p>~MemWrite</text:p>
            <text:p>~RegWrite</text:p>
          </table:table-cell>
          <table:table-cell table:number-columns-repeated="2" table:style-name="ce7" office:value-type="string" calcext:value-type="string">
            <text:p>x</text:p>
          </table:table-cell>
          <table:table-cell office:value-type="string" calcext:value-type="string">
            <text:p>pc_en</text:p>
            <text:p>~MemWrite</text:p>
            <text:p>RegWrite</text:p>
            <text:p>jump </text:p>
            <text:p>jumpal</text:p>
            <text:p>~jumpR</text:p>
          </table:table-cell>
        </table:table-row>
        <table:table-row table:style-name="ro1" table:number-rows-repeated="11">
          <table:table-cell/>
          <table:table-cell table:style-name="ce5" table:number-columns-repeated="3"/>
          <table:table-cell table:number-columns-repeated="2"/>
          <table:table-cell table:style-name="ce5"/>
        </table:table-row>
        <table:table-row table:style-name="ro1">
          <table:table-cell/>
          <table:table-cell table:style-name="ce5" table:number-columns-repeated="3"/>
          <table:table-cell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00:16:52.999073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47:03.954722000</meta:creation-date>
    <dc:date>2018-05-22T01:50:08.960206060</dc:date>
    <meta:editing-duration>PT40M7S</meta:editing-duration>
    <meta:editing-cycles>2</meta:editing-cycles>
    <meta:generator>LibreOffice/5.1.6.2$Linux_X86_64 LibreOffice_project/10m0$Build-2</meta:generator>
    <meta:document-statistic meta:table-count="1" meta:cell-count="86" meta:object-count="0"/>
  </office:meta>
</office:document-meta>
</file>